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4bba1" officeooo:paragraph-rsid="0004bba1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544d5" officeooo:paragraph-rsid="000544d5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de4c3" officeooo:paragraph-rsid="000de4c3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officeooo:rsid="0000678a" officeooo:paragraph-rsid="0000678a"/>
    </style:style>
    <style:style style:name="P5" style:family="paragraph" style:parent-style-name="Standard" style:list-style-name="L2">
      <style:text-properties officeooo:rsid="0000678a" officeooo:paragraph-rsid="0000678a"/>
    </style:style>
    <style:style style:name="P6" style:family="paragraph" style:parent-style-name="Standard" style:list-style-name="L1">
      <style:text-properties officeooo:rsid="0000f630" officeooo:paragraph-rsid="0000f630"/>
    </style:style>
    <style:style style:name="P7" style:family="paragraph" style:parent-style-name="Standard" style:list-style-name="L2">
      <style:text-properties officeooo:rsid="0002e69d" officeooo:paragraph-rsid="0002e69d"/>
    </style:style>
    <style:style style:name="P8" style:family="paragraph" style:parent-style-name="Standard" style:list-style-name="L2">
      <style:text-properties officeooo:rsid="000bea02" officeooo:paragraph-rsid="000bea02"/>
    </style:style>
    <style:style style:name="P9" style:family="paragraph" style:parent-style-name="Standard" style:list-style-name="L2">
      <style:text-properties officeooo:rsid="00048165" officeooo:paragraph-rsid="00048165"/>
    </style:style>
    <style:style style:name="P10" style:family="paragraph" style:parent-style-name="Standard" style:list-style-name="L2">
      <style:text-properties officeooo:rsid="000544d5" officeooo:paragraph-rsid="000544d5"/>
    </style:style>
    <style:style style:name="P11" style:family="paragraph" style:parent-style-name="Standard" style:list-style-name="L2">
      <style:text-properties officeooo:rsid="000a145c" officeooo:paragraph-rsid="000a145c"/>
    </style:style>
    <style:style style:name="P12" style:family="paragraph" style:parent-style-name="Standard" style:list-style-name="L3">
      <style:text-properties fo:font-style="normal" style:text-underline-style="none" fo:font-weight="normal" officeooo:rsid="0007410b" officeooo:paragraph-rsid="0007410b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text-properties fo:font-style="normal" style:text-underline-style="none" fo:font-weight="normal" officeooo:rsid="00097b64" officeooo:paragraph-rsid="00097b64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text-properties fo:font-style="normal" style:text-underline-style="none" fo:font-weight="normal" officeooo:rsid="000de4c3" officeooo:paragraph-rsid="000de4c3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officeooo:rsid="000ef833" officeooo:paragraph-rsid="000ef833"/>
    </style:style>
    <style:style style:name="P16" style:family="paragraph" style:parent-style-name="Standard">
      <style:text-properties fo:font-style="italic" style:text-underline-style="solid" style:text-underline-width="auto" style:text-underline-color="font-color" fo:font-weight="bold" officeooo:rsid="000fdbe5" officeooo:paragraph-rsid="000fdbe5" style:font-style-asian="italic" style:font-weight-asian="bold" style:font-style-complex="italic" style:font-weight-complex="bold"/>
    </style:style>
    <style:style style:name="P17" style:family="paragraph" style:parent-style-name="Standard" style:list-style-name="L5">
      <style:text-properties fo:font-style="italic" style:text-underline-style="solid" style:text-underline-width="auto" style:text-underline-color="font-color" fo:font-weight="bold" officeooo:rsid="0011c931" officeooo:paragraph-rsid="0011c931" style:font-style-asian="italic" style:font-weight-asian="bold" style:font-style-complex="italic" style:font-weight-complex="bold"/>
    </style:style>
    <style:style style:name="P18" style:family="paragraph" style:parent-style-name="Standard" style:list-style-name="L2">
      <style:text-properties officeooo:rsid="000fdbe5" officeooo:paragraph-rsid="000fdbe5"/>
    </style:style>
    <style:style style:name="P19" style:family="paragraph" style:parent-style-name="Standard" style:list-style-name="L2">
      <style:text-properties officeooo:rsid="0012d0be" officeooo:paragraph-rsid="0012d0be"/>
    </style:style>
    <style:style style:name="T1" style:family="text">
      <style:text-properties officeooo:rsid="0007410b"/>
    </style:style>
    <style:style style:name="T2" style:family="text">
      <style:text-properties officeooo:rsid="00086373"/>
    </style:style>
    <style:style style:name="T3" style:family="text">
      <style:text-properties officeooo:rsid="000ef833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kwipunek</text:p>
      <text:list xml:id="list890420459" text:style-name="L1">
        <text:list-item>
          <text:p text:style-name="P4">otwieranie I zamykanie ekwipunku</text:p>
        </text:list-item>
        <text:list-item>
          <text:p text:style-name="P6">zapisywanie zawartości ekwipunku po zamknieciu</text:p>
        </text:list-item>
      </text:list>
      <text:list xml:id="list1401642190" text:style-name="L2">
        <text:list-item>
          <text:p text:style-name="P5">Umieszczenie elementu w ekwipunku po zebraniu</text:p>
        </text:list-item>
        <text:list-item>
          <text:p text:style-name="P7">rozrysowywanie elementów w ekwipunku</text:p>
        </text:list-item>
        <text:list-item>
          <text:p text:style-name="P5">licznik elementów tego samego rodzaju w ekwipunku</text:p>
        </text:list-item>
        <text:list-item>
          <text:p text:style-name="P5">klikanie I przenoszenie elementów pomiędzy slotami w ekwipunku</text:p>
        </text:list-item>
        <text:list-item>
          <text:p text:style-name="P8">zrobienie tak żeby można było odłożyć item w miejsce z któ<text:span text:style-name="T3">r</text:span>ego się go wzięło</text:p>
        </text:list-item>
        <text:list-item>
          <text:p text:style-name="P15">grupowanie elementów tego samego rodzaju</text:p>
          <text:p text:style-name="P15"/>
        </text:list-item>
        <text:list-item>
          <text:p text:style-name="P9">pobieranie tylko jednej sztuki itemu</text:p>
        </text:list-item>
        <text:list-item>
          <text:p text:style-name="P10">umieszczanie tylko jednej sztuki itemu w slocie <text:span text:style-name="T1">z kilku trzymanych w ręce</text:span></text:p>
          <text:p text:style-name="P10"/>
        </text:list-item>
        <text:list-item>
          <text:p text:style-name="P11">pasek szybkiego dostępu widoczny też poza ekwipunkiem(w scenie gry)</text:p>
        </text:list-item>
        <text:list-item>
          <text:p text:style-name="P19">rozrysowywanie zebranych itemów w pasku szybkiego dostępu jeśli nowy item trafił do jego sekcji</text:p>
        </text:list-item>
        <text:list-item>
          <text:p text:style-name="P18">trzymanie itema w ręce</text:p>
        </text:list-item>
      </text:list>
      <text:p text:style-name="P2">Crafting:</text:p>
      <text:list xml:id="list2364848477" text:style-name="L3">
        <text:list-item>
          <text:p text:style-name="P12">pobranie tylko po jednej sztuce danego itema w slocie I pozostawienie resz<text:span text:style-name="T2">ty</text:span></text:p>
        </text:list-item>
        <text:list-item>
          <text:p text:style-name="P13">przepisy craftingowe(wszystko w gdd)</text:p>
        </text:list-item>
      </text:list>
      <text:p text:style-name="P3">Noc I dzień:</text:p>
      <text:list xml:id="list958828131" text:style-name="L4">
        <text:list-item>
          <text:p text:style-name="P14">Dzień trwa 6 minut</text:p>
        </text:list-item>
        <text:list-item>
          <text:p text:style-name="P14">Noc trwa 4 minuty</text:p>
        </text:list-item>
      </text:list>
      <text:p text:style-name="P16">Przeciwnicy:</text:p>
      <text:list xml:id="list4046512104" text:style-name="L5">
        <text:list-item>
          <text:p text:style-name="P17"><text:span text:style-name="T4">Potwory pojawiają się w nocy raz na jakiś czas pojedynczo lub w małej grupi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01-04T02:58:34.105000000</dc:date>
    <meta:editing-duration>PT8H35M57S</meta:editing-duration>
    <meta:editing-cycles>13</meta:editing-cycles>
    <meta:document-statistic meta:table-count="0" meta:image-count="0" meta:object-count="0" meta:page-count="1" meta:paragraph-count="24" meta:word-count="161" meta:character-count="964" meta:non-whitespace-character-count="845"/>
  </office:meta>
</office:document-meta>
</file>